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chivo" svg:font-family="Archivo, sans-serif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Rubik" svg:font-family="Rubik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top="0.706cm" fo:margin-bottom="0.212cm" style:contextual-spacing="false" fo:line-height="156%" style:writing-mode="lr-tb"/>
      <style:text-properties fo:font-variant="normal" fo:text-transform="none" fo:color="#000000" loext:opacity="100%" style:text-line-through-style="none" style:text-line-through-type="none" style:font-name="Montserrat" fo:font-size="25pt" fo:font-style="normal" style:text-underline-style="none" fo:font-weight="bold" style:text-blinking="false" fo:background-color="transparent"/>
    </style:style>
    <style:style style:name="P2" style:family="paragraph" style:parent-style-name="Heading_20_2">
      <style:paragraph-properties fo:margin-top="0.635cm" fo:margin-bottom="0.212cm" style:contextual-spacing="false" fo:line-height="156%" style:writing-mode="lr-tb"/>
      <style:text-properties fo:font-variant="normal" fo:text-transform="none" fo:color="#434343" loext:opacity="100%" style:text-line-through-style="none" style:text-line-through-type="none" style:font-name="Rubik" fo:font-size="20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.353cm" style:contextual-spacing="false" fo:line-height="156%" fo:text-align="justify" style:justify-single-word="false" fo:text-indent="0cm" style:auto-text-indent="false" style:writing-mode="lr-tb"/>
      <style:text-properties fo:font-variant="normal" fo:text-transform="none" fo:color="#333333" loext:opacity="100%" style:text-line-through-style="none" style:text-line-through-type="none" style:font-name="Montserrat" fo:font-size="20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.353cm" style:contextual-spacing="false" fo:line-height="179%" style:writing-mode="lr-tb"/>
      <style:text-properties fo:font-variant="normal" fo:text-transform="none" fo:color="#333333" loext:opacity="100%" style:text-line-through-style="none" style:text-line-through-type="none" style:font-name="Archivo" fo:font-size="12pt" fo:font-style="normal" style:text-underline-style="none" fo:font-weight="normal" style:text-blinking="false" fo:background-color="#ffffff"/>
    </style:style>
    <style:style style:name="P5" style:family="paragraph" style:parent-style-name="Text_20_body" style:list-style-name="L1">
      <loext:graphic-properties draw:fill="none" draw:fill-color="#ffffff"/>
      <style:paragraph-properties fo:margin-top="0.353cm" fo:margin-bottom="0.353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chivo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top="0.353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chivo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top="0.353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Open Sans" fo:font-size="12pt" fo:font-style="normal" style:text-underline-style="none" fo:font-weight="normal" style:text-blinking="false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Open Sans" fo:font-size="12pt" fo:font-style="normal" style:text-underline-style="none" fo:font-weight="normal" style:text-blinking="false"/>
    </style:style>
    <style:style style:name="P9" style:family="paragraph" style:parent-style-name="Text_20_body" style:list-style-name="L1">
      <loext:graphic-properties draw:fill="none" draw:fill-color="#ffffff"/>
      <style:paragraph-properties fo:margin-top="0cm" fo:margin-bottom="0.353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Open Sans" fo:font-size="12pt" fo:font-style="normal" style:text-underline-style="none" fo:font-weight="normal" style:text-blinking="false"/>
    </style:style>
    <style:style style:name="P10" style:family="paragraph" style:parent-style-name="Text_20_body">
      <style:paragraph-properties fo:margin-top="0cm" fo:margin-bottom="0.353cm" style:contextual-spacing="false" fo:line-height="179%" style:writing-mode="lr-tb"/>
      <style:text-properties fo:font-weight="normal"/>
    </style:style>
    <style:style style:name="P11" style:family="paragraph" style:parent-style-name="Text_20_body">
      <style:paragraph-properties fo:margin-top="0cm" fo:margin-bottom="0.353cm" style:contextual-spacing="false" fo:line-height="179%" style:writing-mode="lr-tb"/>
    </style:style>
    <style:style style:name="T1" style:family="text">
      <style:text-properties fo:font-variant="normal" fo:text-transform="none" fo:color="#333333" loext:opacity="100%" style:text-line-through-style="none" style:text-line-through-type="none" style:font-name="Archivo" fo:font-size="12pt" fo:font-style="normal" style:text-underline-style="none" style:text-blinking="false" fo:background-color="#ffffff" loext:char-shading-value="0"/>
    </style:style>
    <style:style style:name="T2" style:family="text">
      <style:text-properties fo:font-variant="normal" fo:text-transform="none" fo:color="#333333" loext:opacity="100%" style:text-line-through-style="none" style:text-line-through-type="none" style:font-name="Archivo" fo:font-size="12pt" fo:font-style="normal" style:text-underline-style="none" fo:font-weight="bold" style:text-blinking="false" fo:background-color="#ffffff" loext:char-shading-value="0"/>
    </style:style>
    <style:style style:name="T3" style:family="text">
      <style:text-properties fo:font-variant="normal" fo:text-transform="none" fo:color="#333333" loext:opacity="100%" style:text-line-through-style="none" style:text-line-through-type="none" style:font-name="Archivo" fo:font-size="12pt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333333" loext:opacity="100%" style:text-line-through-style="none" style:text-line-through-type="none" style:text-underline-style="none" style:text-blinking="false" fo:background-color="#ffffff" loext:char-shading-value="0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Archivo" fo:font-size="12pt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6" style:family="text">
      <style:text-properties style:font-name="Archivo" fo:background-color="transparent" loext:char-shading-value="0"/>
    </style:style>
    <style:style style:name="T7" style:family="text">
      <style:text-properties style:font-name="Archivo" fo:font-weight="bold" fo:background-color="transparent" loext:char-shading-value="0"/>
    </style:style>
    <style:style style:name="T8" style:family="text">
      <style:text-properties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978ff969-7fff-4e57-29a3-58c496f0de09"/>Front End III</text:p>
      <text:h text:style-name="P1" text:outline-level="1">Aula 16: Mesa de trabalho</text:h>
      <text:p text:style-name="Text_20_body"/>
      <text:p text:style-name="P10"><text:span text:style-name="T1">Bem-vind@ Houser!! Neste exercício vamos construir nosso próprio</text:span><text:span text:style-name="T4"> </text:span><text:span text:style-name="T2">e-commerce</text:span><text:span text:style-name="T4"> </text:span><text:span text:style-name="T1">de bebidas. Obviamente, construir um aplicativo inteiro do zero levaria muito tempo, então hoje vamos nos concentrar apenas nas rotas desta aplicação. </text:span></text:p>
      <text:p text:style-name="P4">Usaremos o React Router para implementar a navegação entre diferentes URLs, implementando rotas dinâmicas, aninhadas e até mesmo fazendo uso do History API.</text:p>
      <text:h text:style-name="P2" text:outline-level="2">Objetivo</text:h>
      <text:p text:style-name="P11"><text:span text:style-name="T3">Nesta atividade, trabalharemos na implementação do roteamento para nosso aplicativo React com o React Router. Para que você já possa colocar em prática o que aprendeu hoje, te deixamos este </text:span><text:a xlink:type="simple" xlink:href="https://github.com/xk08/DigitalHouse-PublicContent/tree/main/FrontEnd3/MesasDeTrabalho/ctd-fe3-aula-16-base-mesa-de-trabalho" text:style-name="Internet_20_link" text:visited-style-name="Visited_20_Internet_20_Link"><text:span text:style-name="T5">projeto base</text:span></text:a><text:span text:style-name="T3">. </text:span></text:p>
      <text:h text:style-name="P2" text:outline-level="2">Instruções e requisitos de entrega</text:h>
      <text:list text:style-name="L1">
        <text:list-item>
          <text:p text:style-name="P5">Clone o projeto e instale as dependências necessárias;</text:p>
        </text:list-item>
        <text:list-item>
          <text:p text:style-name="P7"><text:span text:style-name="T6">Envolva com o </text:span><text:span text:style-name="T7">BrowserRouter</text:span><text:span text:style-name="T8"> </text:span><text:span text:style-name="T6">sua aplicação</text:span><text:span text:style-name="T8"> </text:span><text:span text:style-name="T6">e defina as seguintes rotas:</text:span></text:p>
          <text:list>
            <text:list-item>
              <text:p text:style-name="P8"><text:span text:style-name="T7">/home - </text:span><text:span text:style-name="T6">Onde devem mostrar uma tabela com todas as bebidas disponíveis retornadas pela API;</text:span></text:p>
            </text:list-item>
            <text:list-item>
              <text:p text:style-name="P8"><text:span text:style-name="T7">/contact -</text:span><text:span text:style-name="T8"> </text:span><text:span text:style-name="T6">Onde serão exibidas as informações de contato da empresa;</text:span></text:p>
            </text:list-item>
            <text:list-item>
              <text:p text:style-name="P8"><text:span text:style-name="T7">/beer/:id -</text:span><text:span text:style-name="T8"> </text:span><text:span text:style-name="T6">Onde serão exibidas informações específicas de uma cerveja pesquisada por seu “id”.</text:span></text:p>
            </text:list-item>
          </text:list>
        </text:list-item>
        <text:list-item>
          <text:p text:style-name="P7"><text:span text:style-name="T6">Para a implementação dos </text:span><text:span text:style-name="T7">Links</text:span><text:span text:style-name="T6">, você deve criar um componente Navbar e </text:span><text:soft-page-break/><text:span text:style-name="T6">renderizá-lo apenas em uma rota pai. Aninhe as outras rotas para preservar este componente na mudança de URL;</text:span></text:p>
        </text:list-item>
        <text:list-item>
          <text:p text:style-name="P6">src &gt; Beer.jsx</text:p>
          <text:list>
            <text:list-item>
              <text:p text:style-name="P9"><text:span text:style-name="T6">Adicione um botão </text:span><text:span text:style-name="T7">voltar </text:span><text:span text:style-name="T6">que implemente o Hook </text:span><text:span text:style-name="T7">useNavigate()</text:span><text:span text:style-name="T8"> </text:span><text:span text:style-name="T6">e nos retorne à página anterior em que estávamos posicionados.</text:span></text:p>
            </text:list-item>
          </text:list>
        </text:list-item>
        <text:list-item>
          <text:p text:style-name="P5">Os detalhes do envio desta atividade, serão apresentados pela equipe docent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chivo" svg:font-family="Archivo, sans-serif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Rubik" svg:font-family="Rubik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19T17:21:26.408000000</dc:date>
    <meta:editing-duration>PT9S</meta:editing-duration>
    <meta:editing-cycles>1</meta:editing-cycles>
    <meta:document-statistic meta:table-count="0" meta:image-count="0" meta:object-count="0" meta:page-count="2" meta:paragraph-count="16" meta:word-count="231" meta:character-count="1448" meta:non-whitespace-character-count="1240"/>
    <meta:generator>LibreOffice/7.4.5.1$Windows_X86_64 LibreOffice_project/9c0871452b3918c1019dde9bfac75448afc4b57f</meta:generator>
  </office:meta>
</office:document-meta>
</file>